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6pt" officeooo:rsid="000d3dfe" officeooo:paragraph-rsid="000d3dfe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0d3dfe" officeooo:paragraph-rsid="000d3df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0e0d9d" officeooo:paragraph-rsid="000e0d9d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0fb106" officeooo:paragraph-rsid="000fb10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10357d" officeooo:paragraph-rsid="0010357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0d3dfe" officeooo:paragraph-rsid="000d3dfe" style:font-size-asian="10.5pt" style:font-size-complex="12pt"/>
    </style:style>
    <style:style style:name="T1" style:family="text">
      <style:text-properties officeooo:rsid="000e0d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1 Problema 1</text:p>
      <text:p text:style-name="P1"/>
      <text:p text:style-name="P2">Para realizar este programa primero he investigado sobre las formulas que <text:s/>iba a necesitar.</text:p>
      <text:p text:style-name="P2"/>
      <text:p text:style-name="P2">Después de declarar el método he escrito la clase y acto seguido he importado la clase “Scanner” <text:span text:style-name="T1">y declarado la variable “teclado”.</text:span></text:p>
      <text:p text:style-name="P3">He declarado las variables que necesitaba para el programa.</text:p>
      <text:p text:style-name="P3"/>
      <text:p text:style-name="P4">Para cada operación he pedido una serie de datos por teclado y mediante las operaciones pertinentes para cada figura y las he almacenado en su variable.</text:p>
      <text:p text:style-name="P4"/>
      <text:p text:style-name="P5">Por último he mostrado por pantalla los resultados deseados por panta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26T19:40:04.643815427</meta:creation-date>
    <dc:date>2024-09-27T18:12:11.709948095</dc:date>
    <meta:editing-duration>PT19M53S</meta:editing-duration>
    <meta:editing-cycles>4</meta:editing-cycles>
    <meta:generator>LibreOffice/5.1.6.2$Linux_x86 LibreOffice_project/10m0$Build-2</meta:generator>
    <meta:document-statistic meta:table-count="0" meta:image-count="0" meta:object-count="0" meta:page-count="1" meta:paragraph-count="6" meta:word-count="85" meta:character-count="520" meta:non-whitespace-character-count="440"/>
  </office:meta>
</office:document-meta>
</file>